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9.25cm" fo:min-width="13.75cm"/>
    </style:style>
    <style:style style:name="gr3" style:family="graphic" style:parent-style-name="standard">
      <style:graphic-properties draw:fill-color="#f10d0c" draw:textarea-horizontal-align="justify" draw:textarea-vertical-align="middle" draw:auto-grow-height="false" fo:min-height="2cm" fo:min-width="4.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14.5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5cm" fo:min-width="0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25cm" fo:min-width="5.5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5.2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25cm" fo:min-width="5.25cm"/>
    </style:style>
    <style:style style:name="gr10" style:family="graphic" style:parent-style-name="standard">
      <style:graphic-properties draw:fill-color="#ff4000" draw:textarea-horizontal-align="justify" draw:textarea-vertical-align="middle" draw:auto-grow-height="false" fo:min-height="0.75cm" fo:min-width="4.5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25cm" fo:min-width="5.75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25cm" fo:min-width="2.7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25cm" fo:min-width="3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25cm" fo:min-width="3.25cm"/>
    </style:style>
    <style:style style:name="gr15" style:family="graphic" style:parent-style-name="standard">
      <style:graphic-properties draw:textarea-horizontal-align="justify" draw:textarea-vertical-align="middle" draw:auto-grow-height="false" fo:min-height="7cm" fo:min-width="10.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7" style:family="graphic" style:parent-style-name="standard">
      <style:graphic-properties draw:fill-color="#f10d0c" draw:textarea-horizontal-align="justify" draw:textarea-vertical-align="middle" draw:auto-grow-height="false" fo:min-height="2.5cm" fo:min-width="2.2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9" style:family="graphic" style:parent-style-name="standard">
      <style:graphic-properties draw:fill-color="#00a933" draw:textarea-horizontal-align="justify" draw:textarea-vertical-align="middle" draw:auto-grow-height="false" fo:min-height="0.75cm" fo:min-width="2cm"/>
    </style:style>
    <style:style style:name="gr20" style:family="graphic" style:parent-style-name="standard">
      <style:graphic-properties draw:fill-color="#f10d0c" draw:textarea-horizontal-align="justify" draw:textarea-vertical-align="middle" draw:auto-grow-height="false" fo:min-height="0.5cm" fo:min-width="1.25cm"/>
    </style:style>
    <style:style style:name="co1" style:family="table-column">
      <style:table-column-properties style:column-width="4.686cm" style:use-optimal-column-width="false"/>
    </style:style>
    <style:style style:name="co2" style:family="table-column">
      <style:table-column-properties style:column-width="4.692cm" style:use-optimal-column-width="false"/>
    </style:style>
    <style:style style:name="co3" style:family="table-column">
      <style:table-column-properties style:column-width="15.123cm" style:use-optimal-column-width="false"/>
    </style:style>
    <style:style style:name="co4" style:family="table-column">
      <style:table-column-properties style:column-width="2.712cm" style:use-optimal-column-width="false"/>
    </style:style>
    <style:style style:name="co5" style:family="table-column">
      <style:table-column-properties style:column-width="2.728cm" style:use-optimal-column-width="false"/>
    </style:style>
    <style:style style:name="co6" style:family="table-column">
      <style:table-column-properties style:column-width="3.748cm" style:use-optimal-column-width="false"/>
    </style:style>
    <style:style style:name="co7" style:family="table-column">
      <style:table-column-properties style:column-width="3.758cm" style:use-optimal-column-width="false"/>
    </style:style>
    <style:style style:name="ro1" style:family="table-row">
      <style:table-row-properties style:row-height="2.543cm" style:use-optimal-row-height="false"/>
    </style:style>
    <style:style style:name="ro2" style:family="table-row">
      <style:table-row-properties style:row-height="15.187cm" style:use-optimal-row-height="false"/>
    </style:style>
    <style:style style:name="ro3" style:family="table-row">
      <style:table-row-properties style:row-height="2.699cm" style:use-optimal-row-height="false"/>
    </style:style>
    <style:style style:name="ro4" style:family="table-row">
      <style:table-row-properties style:row-height="1.999cm" style:use-optimal-row-height="false"/>
    </style:style>
    <style:style style:name="ro5" style:family="table-row">
      <style:table-row-properties style:row-height="2.003cm" style:use-optimal-row-height="false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d7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10d0c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4000"/>
      <style:paragraph-properties fo:text-align="center"/>
    </style:style>
    <style:style style:name="P10" style:family="paragraph">
      <loext:graphic-properties draw:fill-color="#00a933"/>
      <style:paragraph-properties fo:text-align="center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.749cm" svg:height="2.542cm" svg:x="1cm" svg:y="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Register as</text:p>
                <text:p>Donor</text:p>
              </table:table-cell>
              <table:table-cell>
                <text:p>Request</text:p>
                <text:p>Blood </text:p>
              </table:table-cell>
              <table:table-cell>
                <text:p>Check near </text:p>
                <text:p>By camps </text:p>
              </table:table-cell>
              <table:table-cell>
                <text:p>Emergency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16.25cm" svg:height="2cm" svg:x="2.5cm" svg:y="2.25cm">
          <draw:text-box>
            <text:p><text:s text:c="10"/>Web Based online blood donation system</text:p>
          </draw:text-box>
        </draw:frame>
        <draw:custom-shape draw:style-name="gr2" draw:text-style-name="P2" draw:layer="layout" svg:width="14.25cm" svg:height="9.5cm" svg:x="3.5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75cm" svg:height="2.25cm" svg:x="1cm" svg:y="6cm">
          <text:p text:style-name="P3">Register as Donor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8cm" svg:height="1.5cm" svg:x="6.787cm" svg:y="13.75cm">
          <draw:text-box>
            <text:p><text:s text:c="9"/>User login page</text:p>
          </draw:text-box>
        </draw:frame>
      </draw:page>
      <draw:page draw:name="page2" draw:style-name="dp1" draw:master-page-name="Default">
        <draw:frame draw:style-name="standard" draw:layer="layout" svg:width="15.122cm" svg:height="15.186cm" svg:x="2.75cm" svg:y="8.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gray3"/>
            </table:table-row>
          </table:table>
          <draw:image xlink:href="Pictures/TablePreview2.svm" xlink:type="simple" xlink:show="embed" xlink:actuate="onLoad"/>
        </draw:frame>
        <draw:frame draw:style-name="gr5" draw:text-style-name="P5" draw:layer="layout" svg:width="14.75cm" svg:height="16.604cm" svg:x="3cm" svg:y="8cm">
          <draw:text-box>
            <text:p><text:s text:c="26"/></text:p>
            <text:p/>
            <text:p><text:s text:c="7"/>First name:</text:p>
            <text:p><text:s text:c="7"/></text:p>
            <text:p><text:s text:c="7"/>Last name:</text:p>
            <text:p><text:s text:c="6"/></text:p>
            <text:p><text:s text:c="6"/>Blood group:</text:p>
            <text:p/>
            <text:p><text:s/>Phone number:</text:p>
            <text:p><text:s text:c="15"/></text:p>
            <text:p><text:s text:c="16"/>Area :</text:p>
            <text:p><text:s text:c="16"/></text:p>
            <text:p><text:s text:c="17"/>City :</text:p>
            <text:p><text:s text:c="14"/></text:p>
            <text:p><text:s text:c="15"/>State :</text:p>
            <text:p><text:s text:c="12"/></text:p>
            <text:p><text:s text:c="12"/>Pincode: </text:p>
            <text:p/>
            <text:p><text:s text:c="9"/></text:p>
            <text:p/>
            <text:p/>
            <text:p/>
            <text:p/>
          </draw:text-box>
        </draw:frame>
        <draw:frame draw:style-name="gr6" draw:text-style-name="P7" draw:layer="layout" svg:width="11.25cm" svg:height="2.75cm" svg:x="5cm" svg:y="2cm">
          <draw:text-box>
            <text:p text:style-name="P6"><text:span text:style-name="T1"><text:s/></text:span><text:span text:style-name="T1">Register as donor</text:span> </text:p>
          </draw:text-box>
        </draw:frame>
        <draw:custom-shape draw:style-name="gr7" draw:text-style-name="P8" draw:layer="layout" svg:width="6cm" svg:height="0.5cm" svg:x="8.5cm" svg:y="9.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layer="layout" svg:width="5.75cm" svg:height="0.5cm" svg:x="8.75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draw:layer="layout" svg:width="5.75cm" svg:height="0.5cm" svg:x="9cm" svg:y="12.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5cm" svg:height="1cm" svg:x="7.5cm" svg:y="21.5cm">
          <text:p text:style-name="P3">DON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8" draw:layer="layout" svg:width="6.25cm" svg:height="0.5cm" svg:x="8.7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8" draw:layer="layout" svg:width="3.25cm" svg:height="0.5cm" svg:x="9.25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8" draw:layer="layout" svg:width="3.5cm" svg:height="0.5cm" svg:x="9.5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.75cm" svg:height="0.5cm" svg:x="9.25cm" svg:y="18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8" draw:layer="layout" svg:width="3.5cm" svg:height="0.5cm" svg:x="9.5cm" svg:y="19.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3" draw:style-name="dp1" draw:master-page-name="Default">
        <draw:custom-shape draw:style-name="gr15" draw:text-style-name="P3" draw:layer="layout" svg:width="11cm" svg:height="7.25cm" svg:x="5.5cm" svg:y="13.5cm">
          <text:p text:style-name="P3">Welcome Admin 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text-style-name="P1" draw:layer="layout" svg:width="14.75cm" svg:height="1.75cm" svg:x="3.5cm" svg:y="2.25cm">
          <draw:text-box>
            <text:p text:style-name="P6"><text:s text:c="4"/>Web Based online blood donation system</text:p>
          </draw:text-box>
        </draw:frame>
        <draw:frame draw:style-name="standard" draw:layer="layout" svg:width="18.999cm" svg:height="2.698cm" svg:x="1cm" svg:y="8.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gray3">
              <table:table-cell>
                <text:p>Add hospital</text:p>
              </table:table-cell>
              <table:table-cell>
                <text:p>Add camp</text:p>
              </table:table-cell>
              <table:table-cell>
                <text:p>View list camps</text:p>
              </table:table-cell>
              <table:table-cell>
                <text:p>View list hospital</text:p>
              </table:table-cell>
              <table:table-cell>
                <text:p>View list of donors</text:p>
              </table:table-cell>
              <table:table-cell/>
              <table:table-cell>
                <text:p>Emergency request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7" draw:text-style-name="P4" draw:layer="layout" svg:width="2.75cm" svg:height="2.75cm" svg:x="14.5cm" svg:y="8.5cm">
          <text:p text:style-name="P3">Check request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standard" draw:layer="layout" svg:width="2.711cm" svg:height="2.698cm" svg:x="1.001cm" svg:y="8.501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gray3">
                <text:p>Check request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.711cm" svg:height="2.698cm" svg:x="1.001cm" svg:y="8.501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gray3">
                <text:p>Add hospital</text:p>
                <text:p/>
              </table:table-cell>
            </table:table-row>
          </table:table>
          <draw:image xlink:href="Pictures/TablePreview5.svm" xlink:type="simple" xlink:show="embed" xlink:actuate="onLoad"/>
        </draw:frame>
      </draw:page>
      <draw:page draw:name="page4" draw:style-name="dp1" draw:master-page-name="Default">
        <draw:frame draw:style-name="standard" draw:layer="layout" svg:width="18.749cm" svg:height="9.998cm" svg:x="1.25cm" svg:y="10.076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4" table:default-cell-style-name="gray3">
              <table:table-cell>
                <text:p>Name</text:p>
              </table:table-cell>
              <table:table-cell>
                <text:p>Blood group</text:p>
              </table:table-cell>
              <table:table-cell>
                <text:p>Area </text:p>
              </table:table-cell>
              <table:table-cell>
                <text:p>Accept </text:p>
              </table:table-cell>
              <table:table-cell>
                <text:p>Reject </text:p>
              </table:table-cell>
            </table:table-row>
            <table:table-row table:style-name="ro4" table:default-cell-style-name="gray2">
              <table:table-cell>
                <text:p>Ranjith</text:p>
                <text:p><text:s text:c="2"/></text:p>
              </table:table-cell>
              <table:table-cell>
                <text:p>o+</text:p>
              </table:table-cell>
              <table:table-cell>
                <text:p>LB nagar </text:p>
              </table:table-cell>
              <table:table-cell>
                <text:p>Yes </text:p>
              </table:table-cell>
              <table:table-cell>
                <text:p><text:s/></text:p>
              </table:table-cell>
            </table:table-row>
            <table:table-row table:style-name="ro4" table:default-cell-style-name="gray1">
              <table:table-cell>
                <text:p>Hari </text:p>
              </table:table-cell>
              <table:table-cell>
                <text:p>o+</text:p>
              </table:table-cell>
              <table:table-cell>
                <text:p>KPHB colony </text:p>
              </table:table-cell>
              <table:table-cell>
                <text:p><text:s/></text:p>
              </table:table-cell>
              <table:table-cell>
                <text:p><text:s/></text:p>
              </table:table-cell>
            </table:table-row>
            <table:table-row table:style-name="ro4" table:default-cell-style-name="gray2">
              <table:table-cell>
                <text:p>Sahith </text:p>
              </table:table-cell>
              <table:table-cell>
                <text:p>o+</text:p>
              </table:table-cell>
              <table:table-cell>
                <text:p>S R nagar</text:p>
                <text:p/>
              </table:table-cell>
              <table:table-cell>
                <text:p>Yes </text:p>
              </table:table-cell>
              <table:table-cell>
                <text:p>No </text:p>
              </table:table-cell>
            </table:table-row>
            <table:table-row table:style-name="ro5" table:default-cell-style-name="gray1">
              <table:table-cell>
                <text:p>Siva </text:p>
              </table:table-cell>
              <table:table-cell>
                <text:p>o+</text:p>
              </table:table-cell>
              <table:table-cell>
                <text:p>S R nagar </text:p>
              </table:table-cell>
              <table:table-cell>
                <text:p>Yes </text:p>
              </table:table-cell>
              <table:table-cell>
                <text:p>No 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8" draw:text-style-name="P1" draw:layer="layout" svg:width="13.25cm" svg:height="1.25cm" svg:x="4cm" svg:y="3.5cm">
          <draw:text-box>
            <text:p><text:s text:c="16"/>CHECK REQUEST</text:p>
          </draw:text-box>
        </draw:frame>
        <draw:custom-shape draw:style-name="gr19" draw:text-style-name="P10" draw:layer="layout" svg:width="2.5cm" svg:height="1cm" svg:x="13.25cm" svg:y="12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4" draw:layer="layout" svg:width="1.75cm" svg:height="0.75cm" svg:x="17.25cm" svg:y="14.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1T17:06:48.598000000</meta:creation-date>
    <dc:date>2022-03-02T09:57:45.176000000</dc:date>
    <meta:editing-duration>PT14H37M13S</meta:editing-duration>
    <meta:editing-cycles>7</meta:editing-cycles>
    <meta:generator>LibreOffice/7.3.0.3$Windows_X86_64 LibreOffice_project/0f246aa12d0eee4a0f7adcefbf7c878fc2238db3</meta:generator>
    <meta:document-statistic meta:object-count="27"/>
  </office:meta>
</office:document-meta>
</file>